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64cm" fo:min-width="3.2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73cm"/>
      <style:paragraph-properties style:writing-mode="lr-tb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1cm"/>
      <style:paragraph-properties style:writing-mode="lr-tb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08cm"/>
      <style:paragraph-properties style:writing-mode="lr-tb"/>
    </style:style>
    <style:style style:name="gr5" style:family="graphic" style:parent-style-name="objectwithoutfill">
      <style:graphic-properties draw:stroke="dash" draw:stroke-dash="Fine_20_Dashed" svg:stroke-width="0.035cm" svg:stroke-color="#000000" draw:marker-start-width="0.252cm" draw:marker-end="Arrow_20_concave" draw:marker-end-width="0.123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center" draw:textarea-vertical-align="middle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8cm" fo:min-width="1.07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="Arrow" draw:marker-end-width="0.352cm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center" draw:textarea-vertical-align="middle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="Symmetric_20_Arrow" draw:marker-end-width="0.352cm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95cm" fo:min-width="1.839cm"/>
      <style:paragraph-properties style:writing-mode="lr-tb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95cm" fo:min-width="1.213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46cm" fo:min-width="1.038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46cm" fo:min-width="1.511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cm" fo:min-width="1.5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cm" fo:min-width="2.5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cm" fo:min-width="2cm" fo:padding-top="0.142cm" fo:padding-bottom="0.142cm" fo:padding-left="0.267cm" fo:padding-right="0.267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dash" draw:stroke-dash="Long_20_Dash" svg:stroke-width="0.035cm" svg:stroke-color="#000000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19cm" fo:min-width="2.229cm"/>
      <style:paragraph-properties style:writing-mode="lr-tb"/>
    </style:style>
    <style:style style:name="gr22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23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2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319cm" fo:min-width="1.213cm"/>
      <style:paragraph-properties style:writing-mode="lr-tb"/>
    </style:style>
    <style:style style:name="gr25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cm" fo:min-width="1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cm" fo:min-width="1.4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5cm" fo:min-width="1.5cm" fo:padding-top="0.142cm" fo:padding-bottom="0.142cm" fo:padding-left="0.267cm" fo:padding-right="0.267cm" loext:shadow-blur="0cm"/>
      <style:paragraph-properties style:writing-mode="lr-tb"/>
    </style:style>
    <style:style style:name="gr29" style:family="graphic" style:parent-style-name="objectwithoutfill">
      <style:graphic-properties draw:stroke="dash" draw:stroke-dash="Long_20_Dash" svg:stroke-width="0.035cm" svg:stroke-color="#000000" draw:marker-start-width="0.252cm" draw:marker-end="Arrowheads_20_1" draw:marker-end-width="0.352cm" svg:stroke-linecap="butt" draw:fill="none" draw:textarea-vertical-align="middle" fo:padding-top="0.142cm" fo:padding-bottom="0.142cm" fo:padding-left="0.267cm" fo:padding-right="0.267cm" loext:shadow-blur="0cm"/>
    </style:style>
    <style:style style:name="gr3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false" fo:min-height="0.556cm" fo:min-width="0cm" loext:shadow-blur="0cm"/>
      <style:paragraph-properties style:writing-mode="lr-tb"/>
    </style:style>
    <style:style style:name="P1" style:family="paragraph">
      <style:paragraph-properties fo:text-align="center" style:writing-mode="lr-tb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8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center" style:writing-mode="lr-tb"/>
      <style:text-properties fo:font-size="8pt" style:text-underline-style="solid" style:text-underline-width="auto" style:text-underline-color="font-color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fo:font-size="8pt" style:text-underline-style="none" style:font-size-asian="8pt" style:font-size-complex="8pt"/>
    </style:style>
    <style:style style:name="P12" style:family="paragraph">
      <style:paragraph-properties fo:text-align="center" style:writing-mode="lr-tb"/>
      <style:text-properties fo:font-size="14pt" style:font-size-asian="8pt" style:font-size-complex="8pt"/>
    </style:style>
    <style:style style:name="P13" style:family="paragraph">
      <loext:graphic-properties draw:fill="none"/>
      <style:paragraph-properties fo:text-align="center"/>
      <style:text-properties fo:font-size="14pt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font-size="8pt" style:text-underline-style="none" style:font-size-asian="8pt" style:font-size-complex="8pt"/>
    </style:style>
    <style:style style:name="T7" style:family="text">
      <style:text-properties fo:font-size="14pt" style:font-size-asian="8pt" style:font-size-complex="8pt"/>
    </style:style>
    <style:style style:name="T8" style:family="text">
      <style:text-properties fo:font-size="14pt" style:text-underline-style="solid" style:text-underline-width="auto" style:text-underline-color="font-color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5cm" svg:height="0.89cm" svg:x="0.5cm" svg:y="0.115cm">
          <text:p text:style-name="P1"><text:span text:style-name="T1">General Purpose Languages</text:span></text:p>
          <text:p text:style-name="P1"><text:span text:style-name="T1">e.g. Jav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0.89cm" svg:x="5.34cm" svg:y="0.115cm">
          <text:p text:style-name="P1"><text:span text:style-name="T1">Object Constraint Language</text:span></text:p>
          <text:p text:style-name="P1"><text:span text:style-name="T1">(OCL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5cm" svg:height="0.89cm" svg:x="10.07cm" svg:y="0.115cm">
          <text:p text:style-name="P1"><text:span text:style-name="T1">Formal Languages</text:span></text:p>
          <text:p text:style-name="P1"><text:span text:style-name="T1">e.g. Z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3cm" svg:height="1.523cm" svg:x="5.03cm" svg:y="1.24cm">
          <draw:text-box>
            <text:p text:style-name="P2"><text:span text:style-name="T2">potentially provable</text:span></text:p>
            <text:p text:style-name="P2"><text:span text:style-name="T2">accessible</text:span></text:p>
            <text:p text:style-name="P2"><text:span text:style-name="T2">model oriented</text:span></text:p>
            <text:p text:style-name="P2"><text:span text:style-name="T2">compact/literate</text:span></text:p>
          </draw:text-box>
        </draw:frame>
        <draw:frame draw:style-name="gr3" draw:text-style-name="P3" draw:layer="layout" svg:width="4.63cm" svg:height="1.46cm" svg:x="0.11cm" svg:y="1.24cm">
          <draw:text-box>
            <text:p text:style-name="P2"><text:span text:style-name="T2">generally unprovable</text:span></text:p>
            <text:p text:style-name="P2"><text:span text:style-name="T2">familiar</text:span></text:p>
            <text:p text:style-name="P2"><text:span text:style-name="T2">popular</text:span></text:p>
          </draw:text-box>
        </draw:frame>
        <draw:frame draw:style-name="gr4" draw:text-style-name="P3" draw:layer="layout" svg:width="4.63cm" svg:height="1.33cm" svg:x="9.48cm" svg:y="1.24cm">
          <draw:text-box>
            <text:p text:style-name="P2"><text:span text:style-name="T2">provable correctness</text:span></text:p>
            <text:p text:style-name="P2"><text:span text:style-name="T2">unfamiliar</text:span></text:p>
            <text:p text:style-name="P2"><text:span text:style-name="T2">unpopular</text:span></text:p>
          </draw:text-box>
        </draw:frame>
      </draw:page>
      <draw:page draw:name="page2" draw:style-name="dp1" draw:master-page-name="Default">
        <draw:line draw:style-name="gr5" draw:text-style-name="P4" draw:layer="layout" svg:x1="1.61cm" svg:y1="4.43cm" svg:x2="1.61cm" svg:y2="4.03cm">
          <text:p/>
        </draw:line>
        <draw:rect draw:style-name="gr6" draw:text-style-name="P5" draw:layer="layout" svg:width="2cm" svg:height="2cm" svg:x="0.02cm" svg:y="3.01cm">
          <text:p text:style-name="P2"><text:span text:style-name="T3">File</text:span></text:p>
        </draw:rect>
        <draw:rect draw:style-name="gr6" draw:text-style-name="P5" draw:layer="layout" svg:width="2cm" svg:height="2cm" svg:x="6.02cm" svg:y="3cm">
          <text:p text:style-name="P2"><text:span text:style-name="T3">Tokens</text:span></text:p>
        </draw:rect>
        <draw:rect draw:style-name="gr6" draw:text-style-name="P5" draw:layer="layout" svg:width="2cm" svg:height="2cm" svg:x="12.02cm" svg:y="3.01cm">
          <text:p text:style-name="P2"><text:span text:style-name="T3">Concrete</text:span></text:p>
          <text:p text:style-name="P2"><text:span text:style-name="T3">Syntax</text:span></text:p>
          <text:p text:style-name="P2"><text:span text:style-name="T3">Tree</text:span></text:p>
        </draw:rect>
        <draw:rect draw:style-name="gr6" draw:text-style-name="P5" draw:layer="layout" svg:width="2cm" svg:height="2cm" svg:x="18.02cm" svg:y="3.01cm">
          <text:p text:style-name="P2"><text:span text:style-name="T3">Abstract</text:span></text:p>
          <text:p text:style-name="P2"><text:span text:style-name="T3">Syntax</text:span></text:p>
          <text:p text:style-name="P2"><text:span text:style-name="T3">Graph</text:span></text:p>
        </draw:rect>
        <draw:custom-shape draw:style-name="gr7" draw:text-style-name="P5" draw:layer="layout" svg:width="2.5cm" svg:height="1cm" svg:x="2.76cm" svg:y="3.51cm">
          <text:p text:style-name="P5"><text:span text:style-name="T3">Lex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5" draw:layer="layout" svg:width="2.5cm" svg:height="1cm" svg:x="8.76cm" svg:y="3.51cm">
          <text:p text:style-name="P5"><text:span text:style-name="T3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5" draw:layer="layout" svg:width="2.5cm" svg:height="1cm" svg:x="14.76cm" svg:y="3.5cm">
          <text:p text:style-name="P5"><text:span text:style-name="T3">Analyz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5" draw:layer="layout" svg:width="2.5cm" svg:height="1cm" svg:x="20.76cm" svg:y="3.51cm">
          <text:p text:style-name="P5"><text:span text:style-name="T3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2" draw:layer="layout" svg:x1="2.02cm" svg:y1="4.01cm" svg:x2="2.76cm" svg:y2="4.01cm">
          <text:p/>
        </draw:line>
        <draw:line draw:style-name="gr8" draw:text-style-name="P2" draw:layer="layout" svg:x1="5.26cm" svg:y1="4cm" svg:x2="6.02cm" svg:y2="4cm">
          <text:p/>
        </draw:line>
        <draw:line draw:style-name="gr8" draw:text-style-name="P2" draw:layer="layout" svg:x1="8.02cm" svg:y1="4cm" svg:x2="8.76cm" svg:y2="4cm">
          <text:p/>
        </draw:line>
        <draw:line draw:style-name="gr8" draw:text-style-name="P2" draw:layer="layout" svg:x1="11.26cm" svg:y1="4.01cm" svg:x2="12cm" svg:y2="4.01cm">
          <text:p/>
        </draw:line>
        <draw:line draw:style-name="gr8" draw:text-style-name="P2" draw:layer="layout" svg:x1="14.02cm" svg:y1="4.01cm" svg:x2="14.76cm" svg:y2="4.01cm">
          <text:p/>
        </draw:line>
        <draw:line draw:style-name="gr8" draw:text-style-name="P2" draw:layer="layout" svg:x1="17.26cm" svg:y1="4cm" svg:x2="18cm" svg:y2="4cm">
          <text:p/>
        </draw:line>
        <draw:line draw:style-name="gr8" draw:text-style-name="P2" draw:layer="layout" svg:x1="20.02cm" svg:y1="4.01cm" svg:x2="20.76cm" svg:y2="4.01cm">
          <text:p/>
        </draw:line>
        <draw:line draw:style-name="gr8" draw:text-style-name="P2" draw:layer="layout" svg:x1="23.27cm" svg:y1="4.01cm" svg:x2="24.01cm" svg:y2="4.01cm">
          <text:p/>
        </draw:line>
        <draw:rect draw:style-name="gr9" draw:text-style-name="P6" draw:layer="layout" svg:width="2cm" svg:height="2cm" svg:x="12.01cm" svg:y="0.01cm">
          <text:p text:style-name="P2"><text:span text:style-name="T3">CST</text:span></text:p>
          <text:p text:style-name="P2"><text:span text:style-name="T3">Meta</text:span></text:p>
          <text:p text:style-name="P2"><text:span text:style-name="T3">Model</text:span></text:p>
        </draw:rect>
        <draw:rect draw:style-name="gr9" draw:text-style-name="P6" draw:layer="layout" svg:width="2cm" svg:height="2cm" svg:x="18.01cm" svg:y="0.01cm">
          <text:p text:style-name="P2"><text:span text:style-name="T3">ASG</text:span></text:p>
          <text:p text:style-name="P2"><text:span text:style-name="T3">Meta</text:span></text:p>
          <text:p text:style-name="P2"><text:span text:style-name="T3">Model</text:span></text:p>
        </draw:rect>
        <draw:line draw:style-name="gr10" draw:text-style-name="P2" draw:layer="layout" svg:x1="13.01cm" svg:y1="3.01cm" svg:x2="13.01cm" svg:y2="2.01cm">
          <text:p/>
        </draw:line>
        <draw:frame draw:style-name="gr11" draw:text-style-name="P7" draw:layer="layout" svg:width="2.339cm" svg:height="0.645cm" svg:x="13.171cm" svg:y="2.01cm">
          <draw:text-box>
            <text:p><text:span text:style-name="T4">conformsTo</text:span></text:p>
          </draw:text-box>
        </draw:frame>
        <draw:line draw:style-name="gr10" draw:text-style-name="P2" draw:layer="layout" svg:x1="19.01cm" svg:y1="3.01cm" svg:x2="19.01cm" svg:y2="2.01cm">
          <text:p/>
        </draw:line>
        <draw:frame draw:style-name="gr11" draw:text-style-name="P7" draw:layer="layout" svg:width="2.339cm" svg:height="0.645cm" svg:x="19.171cm" svg:y="2.01cm">
          <draw:text-box>
            <text:p><text:span text:style-name="T4">conformsTo</text:span></text:p>
          </draw:text-box>
        </draw:frame>
        <draw:rect draw:style-name="gr9" draw:text-style-name="P6" draw:layer="layout" svg:width="2cm" svg:height="2cm" svg:x="9cm" svg:y="0cm">
          <text:p text:style-name="P2"><text:span text:style-name="T3">Parser</text:span></text:p>
          <text:p text:style-name="P2"><text:span text:style-name="T3">Grammar</text:span></text:p>
        </draw:rect>
        <draw:rect draw:style-name="gr9" draw:text-style-name="P6" draw:layer="layout" svg:width="2cm" svg:height="2cm" svg:x="3.01cm" svg:y="0.01cm">
          <text:p text:style-name="P2"><text:span text:style-name="T3">Lexer</text:span></text:p>
          <text:p text:style-name="P2"><text:span text:style-name="T3">Grammar</text:span></text:p>
        </draw:rect>
        <draw:line draw:style-name="gr10" draw:text-style-name="P2" draw:layer="layout" svg:x1="10cm" svg:y1="3.51cm" svg:x2="10cm" svg:y2="2.01cm">
          <text:p/>
        </draw:line>
        <draw:frame draw:style-name="gr12" draw:text-style-name="P7" draw:layer="layout" svg:width="1.713cm" svg:height="0.645cm" svg:x="10.161cm" svg:y="2.01cm">
          <draw:text-box>
            <text:p><text:span text:style-name="T4">realises</text:span></text:p>
          </draw:text-box>
        </draw:frame>
        <draw:line draw:style-name="gr10" draw:text-style-name="P2" draw:layer="layout" svg:x1="4.01cm" svg:y1="3.51cm" svg:x2="4.01cm" svg:y2="2.01cm">
          <text:p/>
        </draw:line>
        <draw:frame draw:style-name="gr12" draw:text-style-name="P7" draw:layer="layout" svg:width="1.713cm" svg:height="0.645cm" svg:x="4.26cm" svg:y="2.01cm">
          <draw:text-box>
            <text:p><text:span text:style-name="T4">realises</text:span></text:p>
          </draw:text-box>
        </draw:frame>
        <draw:rect draw:style-name="gr9" draw:text-style-name="P6" draw:layer="layout" svg:width="2cm" svg:height="2cm" svg:x="6.01cm" svg:y="0cm">
          <text:p text:style-name="P2"><text:span text:style-name="T3">Strings</text:span></text:p>
          <text:p text:style-name="P2"><text:span text:style-name="T3">'Meta-</text:span></text:p>
          <text:p text:style-name="P2"><text:span text:style-name="T3">Model'</text:span></text:p>
        </draw:rect>
        <draw:line draw:style-name="gr10" draw:text-style-name="P2" draw:layer="layout" svg:x1="7.01cm" svg:y1="3cm" svg:x2="7.01cm" svg:y2="2cm">
          <text:p/>
        </draw:line>
        <draw:frame draw:style-name="gr11" draw:text-style-name="P7" draw:layer="layout" svg:width="2.339cm" svg:height="0.645cm" svg:x="7.26cm" svg:y="2.01cm">
          <draw:text-box>
            <text:p><text:span text:style-name="T4">conformsTo</text:span></text:p>
          </draw:text-box>
        </draw:frame>
        <draw:rect draw:style-name="gr9" draw:text-style-name="P6" draw:layer="layout" svg:width="2cm" svg:height="2cm" svg:x="0.01cm" svg:y="0.01cm">
          <text:p text:style-name="P2"><text:span text:style-name="T3">Bytes</text:span></text:p>
          <text:p text:style-name="P2"><text:span text:style-name="T3">'Meta-</text:span></text:p>
          <text:p text:style-name="P2"><text:span text:style-name="T3">Model'</text:span></text:p>
        </draw:rect>
        <draw:line draw:style-name="gr10" draw:text-style-name="P2" draw:layer="layout" svg:x1="1.01cm" svg:y1="3.01cm" svg:x2="1.01cm" svg:y2="2.01cm">
          <text:p/>
        </draw:line>
        <draw:frame draw:style-name="gr11" draw:text-style-name="P7" draw:layer="layout" svg:width="2.339cm" svg:height="0.645cm" svg:x="1.171cm" svg:y="2.01cm">
          <draw:text-box>
            <text:p><text:span text:style-name="T4">conformsTo</text:span></text:p>
          </draw:text-box>
        </draw:frame>
        <draw:rect draw:style-name="gr9" draw:text-style-name="P6" draw:layer="layout" svg:width="2cm" svg:height="2cm" svg:x="15cm" svg:y="0cm">
          <text:p text:style-name="P2"><text:span text:style-name="T3">Analysis</text:span></text:p>
          <text:p text:style-name="P2"><text:span text:style-name="T3">Rules</text:span></text:p>
        </draw:rect>
        <draw:line draw:style-name="gr10" draw:text-style-name="P2" draw:layer="layout" svg:x1="16cm" svg:y1="3.51cm" svg:x2="16cm" svg:y2="2.01cm">
          <text:p/>
        </draw:line>
        <draw:frame draw:style-name="gr12" draw:text-style-name="P7" draw:layer="layout" svg:width="1.713cm" svg:height="0.645cm" svg:x="16.161cm" svg:y="2.01cm">
          <draw:text-box>
            <text:p><text:span text:style-name="T4">realises</text:span></text:p>
          </draw:text-box>
        </draw:frame>
        <draw:rect draw:style-name="gr9" draw:text-style-name="P6" draw:layer="layout" svg:width="2cm" svg:height="2cm" svg:x="21.01cm" svg:y="0cm">
          <text:p text:style-name="P2"><text:span text:style-name="T3">Well-</text:span></text:p>
          <text:p text:style-name="P2"><text:span text:style-name="T3">Formed</text:span></text:p>
          <text:p text:style-name="P2"><text:span text:style-name="T3">ness</text:span></text:p>
          <text:p text:style-name="P2"><text:span text:style-name="T3">Rules</text:span></text:p>
        </draw:rect>
        <draw:line draw:style-name="gr10" draw:text-style-name="P2" draw:layer="layout" svg:x1="22.01cm" svg:y1="3.51cm" svg:x2="22.01cm" svg:y2="2.01cm">
          <text:p/>
        </draw:line>
        <draw:frame draw:style-name="gr12" draw:text-style-name="P7" draw:layer="layout" svg:width="1.713cm" svg:height="0.645cm" svg:x="22.171cm" svg:y="2.01cm">
          <draw:text-box>
            <text:p><text:span text:style-name="T4">realises</text:span></text:p>
          </draw:text-box>
        </draw:frame>
      </draw:page>
      <draw:page draw:name="page3" draw:style-name="dp1" draw:master-page-name="Default">
        <draw:line draw:style-name="gr5" draw:text-style-name="P4" draw:layer="layout" svg:x1="1.601cm" svg:y1="4.43cm" svg:x2="1.601cm" svg:y2="4.03cm">
          <text:p/>
        </draw:line>
        <draw:rect draw:style-name="gr6" draw:text-style-name="P5" draw:layer="layout" svg:width="2cm" svg:height="2cm" svg:x="0.011cm" svg:y="3.01cm">
          <text:p text:style-name="P2"><text:span text:style-name="T3">File</text:span></text:p>
        </draw:rect>
        <draw:rect draw:style-name="gr6" draw:text-style-name="P5" draw:layer="layout" svg:width="2cm" svg:height="2cm" svg:x="6.011cm" svg:y="3cm">
          <text:p text:style-name="P2"><text:span text:style-name="T3">Tokens</text:span></text:p>
        </draw:rect>
        <draw:rect draw:style-name="gr6" draw:text-style-name="P5" draw:layer="layout" svg:width="0.989cm" svg:height="2cm" svg:x="12.011cm" svg:y="3.01cm">
          <text:p text:style-name="P2"><text:span text:style-name="T3">?</text:span></text:p>
        </draw:rect>
        <draw:rect draw:style-name="gr6" draw:text-style-name="P5" draw:layer="layout" svg:width="2cm" svg:height="2cm" svg:x="18.011cm" svg:y="3.01cm">
          <text:p text:style-name="P2"><text:span text:style-name="T3">Java</text:span></text:p>
          <text:p text:style-name="P2"><text:span text:style-name="T3">Text</text:span></text:p>
        </draw:rect>
        <draw:custom-shape draw:style-name="gr13" draw:text-style-name="P5" draw:layer="layout" svg:width="2.5cm" svg:height="1cm" svg:x="2.751cm" svg:y="3.51cm">
          <text:p text:style-name="P5"><text:span text:style-name="T3">Lex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5" draw:layer="layout" svg:width="2.5cm" svg:height="1cm" svg:x="8.751cm" svg:y="3.51cm">
          <text:p text:style-name="P5"><text:span text:style-name="T3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5" draw:layer="layout" svg:width="3.251cm" svg:height="1cm" svg:x="14cm" svg:y="3.5cm">
          <text:p text:style-name="P5"><text:span text:style-name="T3">Transliterator</text:span></text:p>
          <draw:enhanced-geometry svg:viewBox="0 0 21600 21600" draw:glue-points="10800 0 0 10800 10800 21600 21600 10800" draw:text-areas="?f3 ?f3 ?f4 ?f4" draw:type="hexagon" draw:modifiers="4483.3948339483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8" draw:text-style-name="P2" draw:layer="layout" svg:x1="2.011cm" svg:y1="4.01cm" svg:x2="2.751cm" svg:y2="4.01cm">
          <text:p/>
        </draw:line>
        <draw:line draw:style-name="gr8" draw:text-style-name="P2" draw:layer="layout" svg:x1="5.251cm" svg:y1="4cm" svg:x2="6.011cm" svg:y2="4cm">
          <text:p/>
        </draw:line>
        <draw:line draw:style-name="gr8" draw:text-style-name="P2" draw:layer="layout" svg:x1="8.011cm" svg:y1="4cm" svg:x2="8.751cm" svg:y2="4cm">
          <text:p/>
        </draw:line>
        <draw:line draw:style-name="gr8" draw:text-style-name="P2" draw:layer="layout" svg:x1="11.251cm" svg:y1="4.01cm" svg:x2="11.991cm" svg:y2="4.01cm">
          <text:p/>
        </draw:line>
        <draw:line draw:style-name="gr8" draw:text-style-name="P2" draw:layer="layout" svg:x1="13.06cm" svg:y1="4cm" svg:x2="14cm" svg:y2="4cm">
          <text:p/>
        </draw:line>
        <draw:line draw:style-name="gr8" draw:text-style-name="P2" draw:layer="layout" svg:x1="17.251cm" svg:y1="4cm" svg:x2="17.991cm" svg:y2="4cm">
          <text:p/>
        </draw:line>
        <draw:rect draw:style-name="gr9" draw:text-style-name="P6" draw:layer="layout" svg:width="2cm" svg:height="2cm" svg:x="18.001cm" svg:y="0.01cm">
          <text:p text:style-name="P8"><text:span text:style-name="T3">Bytes</text:span></text:p>
          <text:p text:style-name="P8"><text:span text:style-name="T3">'Meta-</text:span></text:p>
          <text:p text:style-name="P8"><text:span text:style-name="T3">Model'</text:span></text:p>
        </draw:rect>
        <draw:line draw:style-name="gr10" draw:text-style-name="P2" draw:layer="layout" svg:x1="19.001cm" svg:y1="3.01cm" svg:x2="19.001cm" svg:y2="2.01cm">
          <text:p/>
        </draw:line>
        <draw:frame draw:style-name="gr11" draw:text-style-name="P7" draw:layer="layout" svg:width="2.339cm" svg:height="0.645cm" svg:x="18.861cm" svg:y="2cm">
          <draw:text-box>
            <text:p><text:span text:style-name="T4">conformsTo</text:span></text:p>
          </draw:text-box>
        </draw:frame>
        <draw:rect draw:style-name="gr9" draw:text-style-name="P6" draw:layer="layout" svg:width="2cm" svg:height="2cm" svg:x="8.991cm" svg:y="0cm">
          <text:p text:style-name="P2"><text:span text:style-name="T3">Parser</text:span></text:p>
          <text:p text:style-name="P2"><text:span text:style-name="T3">Grammar</text:span></text:p>
        </draw:rect>
        <draw:rect draw:style-name="gr9" draw:text-style-name="P6" draw:layer="layout" svg:width="2cm" svg:height="2cm" svg:x="3.001cm" svg:y="0.01cm">
          <text:p text:style-name="P2"><text:span text:style-name="T3">Lexer</text:span></text:p>
          <text:p text:style-name="P2"><text:span text:style-name="T3">Grammar</text:span></text:p>
        </draw:rect>
        <draw:line draw:style-name="gr10" draw:text-style-name="P2" draw:layer="layout" svg:x1="9.991cm" svg:y1="3.51cm" svg:x2="9.991cm" svg:y2="2.01cm">
          <text:p/>
        </draw:line>
        <draw:frame draw:style-name="gr12" draw:text-style-name="P7" draw:layer="layout" svg:width="1.713cm" svg:height="0.645cm" svg:x="10.152cm" svg:y="2.01cm">
          <draw:text-box>
            <text:p><text:span text:style-name="T4">realises</text:span></text:p>
          </draw:text-box>
        </draw:frame>
        <draw:line draw:style-name="gr10" draw:text-style-name="P2" draw:layer="layout" svg:x1="4.001cm" svg:y1="3.51cm" svg:x2="4.001cm" svg:y2="2.01cm">
          <text:p/>
        </draw:line>
        <draw:frame draw:style-name="gr12" draw:text-style-name="P7" draw:layer="layout" svg:width="1.713cm" svg:height="0.645cm" svg:x="4.251cm" svg:y="2.01cm">
          <draw:text-box>
            <text:p><text:span text:style-name="T4">realises</text:span></text:p>
          </draw:text-box>
        </draw:frame>
        <draw:rect draw:style-name="gr9" draw:text-style-name="P6" draw:layer="layout" svg:width="2cm" svg:height="2cm" svg:x="6.001cm" svg:y="0cm">
          <text:p text:style-name="P2"><text:span text:style-name="T3">Strings</text:span></text:p>
          <text:p text:style-name="P2"><text:span text:style-name="T3">'Meta-</text:span></text:p>
          <text:p text:style-name="P2"><text:span text:style-name="T3">Model'</text:span></text:p>
        </draw:rect>
        <draw:line draw:style-name="gr10" draw:text-style-name="P2" draw:layer="layout" svg:x1="7.001cm" svg:y1="3cm" svg:x2="7.001cm" svg:y2="2cm">
          <text:p/>
        </draw:line>
        <draw:frame draw:style-name="gr11" draw:text-style-name="P7" draw:layer="layout" svg:width="2.339cm" svg:height="0.645cm" svg:x="7.251cm" svg:y="2.01cm">
          <draw:text-box>
            <text:p><text:span text:style-name="T4">conformsTo</text:span></text:p>
          </draw:text-box>
        </draw:frame>
        <draw:rect draw:style-name="gr9" draw:text-style-name="P6" draw:layer="layout" svg:width="2cm" svg:height="2cm" svg:x="0.001cm" svg:y="0.01cm">
          <text:p text:style-name="P2"><text:span text:style-name="T3">Bytes</text:span></text:p>
          <text:p text:style-name="P2"><text:span text:style-name="T3">'Meta-</text:span></text:p>
          <text:p text:style-name="P2"><text:span text:style-name="T3">Model'</text:span></text:p>
        </draw:rect>
        <draw:line draw:style-name="gr10" draw:text-style-name="P2" draw:layer="layout" svg:x1="1.001cm" svg:y1="3.01cm" svg:x2="1.001cm" svg:y2="2.01cm">
          <text:p/>
        </draw:line>
        <draw:frame draw:style-name="gr11" draw:text-style-name="P7" draw:layer="layout" svg:width="2.339cm" svg:height="0.645cm" svg:x="1.162cm" svg:y="2.01cm">
          <draw:text-box>
            <text:p><text:span text:style-name="T4">conformsTo</text:span></text:p>
          </draw:text-box>
        </draw:frame>
      </draw:page>
      <draw:page draw:name="page4" draw:style-name="dp1" draw:master-page-name="Default">
        <draw:custom-shape draw:style-name="gr15" draw:text-style-name="P9" draw:layer="layout" svg:width="2cm" svg:height="1cm" svg:x="3cm" svg:y="5cm">
          <text:p text:style-name="P9"><text:span text:style-name="T5">VariableExp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cm" svg:height="1cm" svg:x="5.004cm" svg:y="3cm">
          <text:p text:style-name="P9"><text:span text:style-name="T5">OperationCallExp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1cm" svg:x="8cm" svg:y="5cm">
          <text:p text:style-name="P1"><text:span text:style-name="T1">VariableExp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cm" svg:height="1cm" svg:x="5.5cm" svg:y="1cm">
          <text:p text:style-name="P9"><text:span text:style-name="T5">LetExp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1cm" svg:x="1.5cm" svg:y="7cm">
          <text:p text:style-name="P1"><text:span text:style-name="T1">a : </text:span><text:span text:style-name="T5">Variab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cm" svg:height="1cm" svg:x="9.5cm" svg:y="7cm">
          <text:p text:style-name="P1"><text:span text:style-name="T1">b : </text:span><text:span text:style-name="T5">Variab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5cm" svg:height="1cm" svg:x="4.604cm" svg:y="7cm">
          <text:p text:style-name="P1"><text:span text:style-name="T1">add : </text:span><text:span text:style-name="T5">Operati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1" draw:layer="layout" svg:width="2cm" svg:height="1cm" svg:x="0.5cm" svg:y="3cm">
          <text:p text:style-name="P1"><text:span text:style-name="T1">c : </text:span><text:span text:style-name="T5">Variab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cm" svg:height="1cm" svg:x="6.304cm" svg:y="9cm">
          <text:p text:style-name="P1"><text:span text:style-name="T1">Integer <text:s/>: </text:span><text:span text:style-name="T5">Class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604cm" svg:y1="4cm" svg:x2="9.404cm" svg:y2="5cm">
          <text:p/>
        </draw:line>
        <draw:line draw:style-name="gr18" draw:text-style-name="P4" draw:layer="layout" svg:x1="7.3cm" svg:y1="2cm" svg:x2="10.9cm" svg:y2="3cm">
          <text:p/>
        </draw:line>
        <draw:line draw:style-name="gr18" draw:text-style-name="P4" draw:layer="layout" svg:x1="6.5cm" svg:y1="2cm" svg:x2="6.5cm" svg:y2="3cm">
          <text:p/>
        </draw:line>
        <draw:line draw:style-name="gr18" draw:text-style-name="P4" draw:layer="layout" svg:x1="5.504cm" svg:y1="4cm" svg:x2="4.6cm" svg:y2="5cm">
          <text:p/>
        </draw:line>
        <draw:line draw:style-name="gr19" draw:text-style-name="P4" draw:layer="layout" svg:x1="3.3cm" svg:y1="6cm" svg:x2="3.3cm" svg:y2="7cm">
          <text:p/>
        </draw:line>
        <draw:line draw:style-name="gr19" draw:text-style-name="P4" draw:layer="layout" svg:x1="11.7cm" svg:y1="4cm" svg:x2="12.5cm" svg:y2="9cm">
          <text:p/>
        </draw:line>
        <draw:line draw:style-name="gr19" draw:text-style-name="P4" draw:layer="layout" svg:x1="6.15cm" svg:y1="4cm" svg:x2="5.75cm" svg:y2="7cm">
          <text:p/>
        </draw:line>
        <draw:line draw:style-name="gr19" draw:text-style-name="P4" draw:layer="layout" svg:x1="9.7cm" svg:y1="6cm" svg:x2="9.7cm" svg:y2="7cm">
          <text:p/>
        </draw:line>
        <draw:line draw:style-name="gr19" draw:text-style-name="P4" draw:layer="layout" svg:x1="8.7cm" svg:y1="6cm" svg:x2="8.404cm" svg:y2="9cm">
          <text:p/>
        </draw:line>
        <draw:line draw:style-name="gr19" draw:text-style-name="P4" draw:layer="layout" svg:x1="10cm" svg:y1="8cm" svg:x2="8.804cm" svg:y2="9cm">
          <text:p/>
        </draw:line>
        <draw:line draw:style-name="gr19" draw:text-style-name="P4" draw:layer="layout" svg:x1="5.9cm" svg:y1="8cm" svg:x2="7.304cm" svg:y2="9cm">
          <text:p/>
        </draw:line>
        <draw:line draw:style-name="gr19" draw:text-style-name="P4" draw:layer="layout" svg:x1="2.9cm" svg:y1="8cm" svg:x2="6.3cm" svg:y2="9.2cm">
          <text:p/>
        </draw:line>
        <draw:line draw:style-name="gr19" draw:text-style-name="P4" draw:layer="layout" svg:x1="4cm" svg:y1="8cm" svg:x2="6.704cm" svg:y2="9cm">
          <text:p/>
        </draw:line>
        <draw:line draw:style-name="gr19" draw:text-style-name="P4" draw:layer="layout" svg:x1="1cm" svg:y1="8cm" svg:x2="6.3cm" svg:y2="9.7cm">
          <text:p/>
        </draw:line>
        <draw:line draw:style-name="gr20" draw:text-style-name="P4" draw:layer="layout" svg:x1="1cm" svg:y1="4cm" svg:x2="1cm" svg:y2="8cm">
          <text:p/>
        </draw:line>
        <draw:line draw:style-name="gr20" draw:text-style-name="P4" draw:layer="layout" svg:x1="4cm" svg:y1="6cm" svg:x2="4cm" svg:y2="7.9cm">
          <text:p/>
        </draw:line>
        <draw:frame draw:style-name="gr21" draw:text-style-name="P10" draw:layer="layout" svg:width="2.729cm" svg:height="0.569cm" svg:x="4.404cm" svg:y="6.1cm">
          <draw:text-box>
            <text:p><text:span text:style-name="T1">referredOperation</text:span></text:p>
          </draw:text-box>
        </draw:frame>
        <draw:frame draw:style-name="gr22" draw:text-style-name="P10" draw:layer="layout" svg:width="2.504cm" svg:height="0.569cm" svg:x="1cm" svg:y="6.331cm">
          <draw:text-box>
            <text:p><text:span text:style-name="T1">referredVariable</text:span></text:p>
          </draw:text-box>
        </draw:frame>
        <draw:frame draw:style-name="gr22" draw:text-style-name="P10" draw:layer="layout" svg:width="2.504cm" svg:height="0.569cm" svg:x="9.504cm" svg:y="6.3cm">
          <draw:text-box>
            <text:p><text:span text:style-name="T1">referredVariable</text:span></text:p>
          </draw:text-box>
        </draw:frame>
        <draw:frame draw:style-name="gr22" draw:text-style-name="P10" draw:layer="layout" svg:width="2.504cm" svg:height="0.569cm" svg:x="3.704cm" svg:y="8.431cm">
          <draw:text-box>
            <text:p><text:span text:style-name="T1">type</text:span></text:p>
          </draw:text-box>
        </draw:frame>
        <draw:frame draw:style-name="gr22" draw:text-style-name="P10" draw:layer="layout" svg:width="2.504cm" svg:height="0.569cm" svg:x="7cm" svg:y="8.3cm">
          <draw:text-box>
            <text:p><text:span text:style-name="T1">type</text:span></text:p>
          </draw:text-box>
        </draw:frame>
        <draw:frame draw:style-name="gr22" draw:text-style-name="P10" draw:layer="layout" svg:width="2.504cm" svg:height="0.569cm" svg:x="8.504cm" svg:y="8.231cm">
          <draw:text-box>
            <text:p><text:span text:style-name="T1">type</text:span></text:p>
          </draw:text-box>
        </draw:frame>
        <draw:frame draw:style-name="gr22" draw:text-style-name="P10" draw:layer="layout" svg:width="2.504cm" svg:height="0.569cm" svg:x="9.3cm" svg:y="8.431cm">
          <draw:text-box>
            <text:p><text:span text:style-name="T1">type</text:span></text:p>
          </draw:text-box>
        </draw:frame>
        <draw:frame draw:style-name="gr22" draw:text-style-name="P10" draw:layer="layout" svg:width="2.504cm" svg:height="0.569cm" svg:x="3.1cm" svg:y="4.331cm">
          <draw:text-box>
            <text:p><text:span text:style-name="T1">ownedSource</text:span></text:p>
          </draw:text-box>
        </draw:frame>
        <draw:frame draw:style-name="gr23" draw:text-style-name="P10" draw:layer="layout" svg:width="3.704cm" svg:height="0.6cm" svg:x="7.196cm" svg:y="4.3cm">
          <draw:text-box>
            <text:p><text:span text:style-name="T1">ownedArguments-&gt;at(1)</text:span></text:p>
          </draw:text-box>
        </draw:frame>
        <draw:frame draw:style-name="gr24" draw:text-style-name="P10" draw:layer="layout" svg:width="1.713cm" svg:height="0.569cm" svg:x="4.987cm" svg:y="2.331cm">
          <draw:text-box>
            <text:p><text:span text:style-name="T1">ownedInit</text:span></text:p>
          </draw:text-box>
        </draw:frame>
        <draw:frame draw:style-name="gr25" draw:text-style-name="P10" draw:layer="layout" svg:width="2.417cm" svg:height="0.887cm" svg:x="0.283cm" svg:y="2.3cm">
          <draw:text-box>
            <text:p><text:span text:style-name="T1">ownedVariable</text:span></text:p>
          </draw:text-box>
        </draw:frame>
        <draw:line draw:style-name="gr18" draw:text-style-name="P4" draw:layer="layout" svg:x1="6.5cm" svg:y1="0cm" svg:x2="6.5cm" svg:y2="1cm">
          <text:p/>
        </draw:line>
        <draw:custom-shape draw:style-name="gr26" draw:text-style-name="P11" draw:layer="layout" svg:width="1.5cm" svg:height="1cm" svg:x="10.5cm" svg:y="3cm">
          <text:p text:style-name="P11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4" draw:layer="layout" svg:x1="5.8cm" svg:y1="2cm" svg:x2="2cm" svg:y2="3cm">
          <text:p/>
        </draw:line>
        <draw:frame draw:style-name="gr22" draw:text-style-name="P10" draw:layer="layout" svg:width="2.504cm" svg:height="0.569cm" svg:x="10.5cm" svg:y="2.131cm">
          <draw:text-box>
            <text:p><text:span text:style-name="T1">ownedIn</text:span></text:p>
          </draw:text-box>
        </draw:frame>
        <draw:custom-shape draw:style-name="gr27" draw:text-style-name="P1" draw:layer="layout" svg:width="1.9cm" svg:height="1cm" svg:x="10.8cm" svg:y="9cm">
          <text:p text:style-name="P1"><text:span text:style-name="T1">... <text:s/>: </text:span><text:span text:style-name="T5">Class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7cm" svg:y1="4cm" svg:x2="8cm" svg:y2="9cm">
          <text:p/>
        </draw:line>
        <draw:line draw:style-name="gr19" draw:text-style-name="P4" draw:layer="layout" svg:x1="11.4cm" svg:y1="5cm" svg:x2="12.2cm" svg:y2="9cm">
          <text:p/>
        </draw:line>
        <draw:line draw:style-name="gr20" draw:text-style-name="P4" draw:layer="layout" svg:x1="7.1cm" svg:y1="2cm" svg:x2="11.4cm" svg:y2="5cm">
          <text:p/>
        </draw:line>
        <draw:frame draw:style-name="gr22" draw:text-style-name="P10" draw:layer="layout" svg:width="2.504cm" svg:height="0.569cm" svg:x="11.1cm" svg:y="8.231cm">
          <draw:text-box>
            <text:p><text:span text:style-name="T1">type</text:span></text:p>
          </draw:text-box>
        </draw:frame>
      </draw:page>
      <draw:page draw:name="page5" draw:style-name="dp1" draw:master-page-name="Default">
        <draw:custom-shape draw:style-name="gr28" draw:text-style-name="P12" draw:layer="layout" svg:width="2cm" svg:height="1cm" svg:x="5.7cm" svg:y="0.3cm">
          <text:p text:style-name="P12"><text:span text:style-name="T7">aY : </text:span><text:span text:style-name="T8">Y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2cm" svg:height="1cm" svg:x="0.201cm" svg:y="0.3cm">
          <text:p text:style-name="P12"><text:span text:style-name="T7">anX : </text:span><text:span text:style-name="T8">X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5.7cm" svg:y1="0.8cm" svg:x2="2.2cm" svg:y2="0.8cm">
          <text:p/>
        </draw:line>
        <draw:frame draw:style-name="gr30" draw:text-style-name="P14" draw:layer="layout" svg:width="2.504cm" svg:height="0.806cm" svg:x="2.271cm" svg:y="0.022cm">
          <draw:text-box>
            <text:p><text:span text:style-name="T7">x</text:span></text:p>
          </draw:text-box>
        </draw:frame>
        <draw:frame draw:style-name="gr30" draw:text-style-name="P14" draw:layer="layout" svg:width="2.504cm" svg:height="0.806cm" svg:x="4.997cm" svg:y="0cm">
          <draw:text-box>
            <text:p><text:span text:style-name="T7">y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Edward Willink</meta:initial-creator>
    <meta:creation-date>2016-07-24T16:21:25.38</meta:creation-date>
    <dc:date>2022-07-27T12:09:16.969000000</dc:date>
    <meta:editing-duration>P2DT19H6M59S</meta:editing-duration>
    <meta:editing-cycles>18</meta:editing-cycles>
    <meta:generator>LibreOffice/7.2.1.2$Windows_X86_64 LibreOffice_project/87b77fad49947c1441b67c559c339af8f3517e22</meta:generator>
    <meta:document-statistic meta:object-count="126"/>
  </office:meta>
</office:document-meta>
</file>